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972f" style:font-name="Liberation Mono" officeooo:rsid="001ed7b2" officeooo:paragraph-rsid="001ed7b2"/>
    </style:style>
    <style:style style:name="P2" style:family="paragraph" style:parent-style-name="Standard">
      <style:text-properties fo:font-variant="normal" fo:text-transform="none" fo:color="#77bc65" style:font-name="Liberation Mono" fo:font-size="12pt" fo:letter-spacing="normal" fo:font-style="normal" fo:font-weight="normal" officeooo:rsid="001ed7b2" officeooo:paragraph-rsid="001ed7b2"/>
    </style:style>
    <style:style style:name="P3" style:family="paragraph" style:parent-style-name="Standard">
      <style:text-properties style:font-name="Liberation Mono" officeooo:rsid="001ed7b2" officeooo:paragraph-rsid="001ed7b2"/>
    </style:style>
    <style:style style:name="P4" style:family="paragraph" style:parent-style-name="Standard">
      <style:text-properties fo:color="#77bc65" style:font-name="Liberation Mono" officeooo:rsid="001ed7b2" officeooo:paragraph-rsid="001ed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O NOTION ?</text:p>
      <text:p text:style-name="P3"/>
      <text:p text:style-name="P3"/>
      <text:p text:style-name="P3"/>
      <text:p text:style-name="P4"/>
      <text:p text:style-name="P2">é um aplicativo focado na organização de tarefas. Com um funcionamento bastante parecido com o Trello, a plataforma é ideal para uso pessoal e para o gerenciamento de equipes, já que permite criar notas e arquivos colaborativos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5:27:56.752217786</meta:creation-date>
    <dc:date>2022-08-26T15:29:44.292070156</dc:date>
    <meta:editing-duration>PT1M47S</meta:editing-duration>
    <meta:editing-cycles>1</meta:editing-cycles>
    <meta:document-statistic meta:table-count="0" meta:image-count="0" meta:object-count="0" meta:page-count="1" meta:paragraph-count="2" meta:word-count="43" meta:character-count="246" meta:non-whitespace-character-count="205"/>
    <meta:generator>LibreOffice/6.4.7.2$Linux_X86_64 LibreOffice_project/40$Build-2</meta:generator>
  </office:meta>
</office:document-meta>
</file>